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9924in" table:align="left"/>
    </style:style>
    <style:style style:name="Table1.A" style:family="table-column">
      <style:table-column-properties style:column-width="1.2875in"/>
    </style:style>
    <style:style style:name="Table1.B" style:family="table-column">
      <style:table-column-properties style:column-width="1.7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181in" table:align="left"/>
    </style:style>
    <style:style style:name="Table2.A" style:family="table-column">
      <style:table-column-properties style:column-width="1.191in"/>
    </style:style>
    <style:style style:name="Table2.B" style:family="table-column">
      <style:table-column-properties style:column-width="2.127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T1" style:family="text">
      <style:text-properties officeooo:rsid="000d3196"/>
    </style:style>
    <style:style style:name="T2" style:family="text">
      <style:text-properties officeooo:rsid="000e28ea"/>
    </style:style>
    <style:style style:name="T3" style:family="text">
      <style:text-properties officeooo:rsid="001068cb"/>
    </style:style>
    <style:style style:name="T4" style:family="text">
      <style:text-properties officeooo:rsid="00115bf8"/>
    </style:style>
    <style:style style:name="T5" style:family="text">
      <style:text-properties officeooo:rsid="0016427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Exploring the Ubuntu Desktop</text:span></text:h>
      <text:p text:style-name="Horizontal_20_Line"/>
      <text:h text:style-name="Heading_20_2" text:outline-level="2"><text:span text:style-name="Strong_20_Emphasis">1. Ubuntu Desktop Overview</text:span> 🖥️</text:h>
      <text:p text:style-name="Text_20_body">Ubuntu uses the <text:span text:style-name="Strong_20_Emphasis">GNOME Desktop Environment</text:span> by default.<text:line-break/>It’s designed to be <text:span text:style-name="Strong_20_Emphasis">simple, modern, and easy to use</text:span>.</text:p>
      <text:p text:style-name="Text_20_body">When <text:span text:style-name="T1">you</text:span> log in, <text:span text:style-name="T1">you will</text:span> see three main areas:</text:p>
      <text:list text:style-name="L2">
        <text:list-item>
          <text:p text:style-name="P3"><text:span text:style-name="Strong_20_Emphasis">Top Bar</text:span> → Controls system-level features.</text:p>
        </text:list-item>
        <text:list-item>
          <text:p text:style-name="P3"><text:span text:style-name="Strong_20_Emphasis">Dock</text:span> → Quick access to favorite apps.</text:p>
        </text:list-item>
        <text:list-item>
          <text:p text:style-name="P3"><text:span text:style-name="Strong_20_Emphasis">Activities Overview</text:span> → Manages windows, workspaces, and applications.</text:p>
        </text:list-item>
      </text:list>
      <text:p text:style-name="Horizontal_20_Line"/>
      <text:h text:style-name="Heading_20_2" text:outline-level="2"><text:span text:style-name="Strong_20_Emphasis">2. The Top Bar</text:span> 🔝</text:h>
      <text:p text:style-name="Text_20_body">The <text:span text:style-name="Strong_20_Emphasis">top bar</text:span> runs across the top of the screen and contains important controls.</text:p>
      <text:h text:style-name="Heading_20_3" text:outline-level="3"><text:span text:style-name="Strong_20_Emphasis">Main Sections</text:span></text:h>
      <text:list text:style-name="L3">
        <text:list-item>
          <text:p text:style-name="P4"><text:span text:style-name="Strong_20_Emphasis">Left Corner</text:span> → “Activities” button (opens Activities Overview).</text:p>
        </text:list-item>
        <text:list-item>
          <text:p text:style-name="P4"><text:span text:style-name="Strong_20_Emphasis">Center</text:span> → Shows <text:span text:style-name="T2">time, calendar, notification</text:span>.</text:p>
        </text:list-item>
        <text:list-item>
          <text:p text:style-name="P4"><text:span text:style-name="Strong_20_Emphasis">Right Corner</text:span> → System status indicators:</text:p>
          <text:list>
            <text:list-item>
              <text:p text:style-name="P4"><text:span text:style-name="Strong_20_Emphasis">Network</text:span> (Wi-Fi, Ethernet, VPN)</text:p>
            </text:list-item>
            <text:list-item>
              <text:p text:style-name="P4"><text:span text:style-name="Strong_20_Emphasis">Battery</text:span> &amp; <text:span text:style-name="Strong_20_Emphasis">Power</text:span></text:p>
            </text:list-item>
            <text:list-item>
              <text:p text:style-name="P4"><text:span text:style-name="Strong_20_Emphasis">Volume</text:span></text:p>
            </text:list-item>
            <text:list-item>
              <text:p text:style-name="P4"><text:span text:style-name="Strong_20_Emphasis">User Menu</text:span> (switch users, log out, or shut down)</text:p>
            </text:list-item>
          </text:list>
        </text:list-item>
      </text:list>
      <text:p text:style-name="Text_20_body"><text:span text:style-name="Strong_20_Emphasis">Practice</text:span> 🎯</text:p>
      <text:list text:style-name="L4">
        <text:list-item>
          <text:p text:style-name="P5">Click the <text:span text:style-name="Strong_20_Emphasis">Date &amp; Time</text:span> → Open the <text:span text:style-name="Strong_20_Emphasis">calendar</text:span>.</text:p>
        </text:list-item>
        <text:list-item>
          <text:p text:style-name="P5">Click the <text:span text:style-name="Strong_20_Emphasis">User Menu</text:span> → Find the <text:span text:style-name="Strong_20_Emphasis">Power Off</text:span> button.</text:p>
        </text:list-item>
        <text:list-item>
          <text:p text:style-name="P5">Change the <text:span text:style-name="Strong_20_Emphasis">volume</text:span> and <text:span text:style-name="Strong_20_Emphasis">mute/unmute</text:span>.</text:p>
        </text:list-item>
      </text:list>
      <text:p text:style-name="Horizontal_20_Line"/>
      <text:h text:style-name="Heading_20_2" text:outline-level="2"><text:span text:style-name="Strong_20_Emphasis">3. The Dock</text:span> 📌</text:h>
      <text:p text:style-name="Text_20_body">The <text:span text:style-name="Strong_20_Emphasis">Dock</text:span> is like a taskbar but vertical (on the left by default).</text:p>
      <text:h text:style-name="Heading_20_3" text:outline-level="3"><text:span text:style-name="Strong_20_Emphasis">Features</text:span></text:h>
      <text:list text:style-name="L5">
        <text:list-item>
          <text:p text:style-name="P6">Shows <text:span text:style-name="Strong_20_Emphasis">pinned apps</text:span> (shortcuts) and <text:span text:style-name="Strong_20_Emphasis">running apps</text:span>.</text:p>
        </text:list-item>
        <text:list-item>
          <text:p text:style-name="P6"><text:soft-page-break/>Right-click an app to <text:span text:style-name="Strong_20_Emphasis">pin/unpin</text:span> it.</text:p>
        </text:list-item>
        <text:list-item>
          <text:p text:style-name="P6">Drag and drop apps from the <text:span text:style-name="Strong_20_Emphasis">Activities Overview</text:span> to add shortcuts.</text:p>
        </text:list-item>
        <text:list-item>
          <text:p text:style-name="P6">Hover over icons to see app names.</text:p>
        </text:list-item>
      </text:list>
      <text:p text:style-name="Text_20_body"><text:span text:style-name="Strong_20_Emphasis">Practice</text:span> 🎯</text:p>
      <text:list text:style-name="L6">
        <text:list-item>
          <text:p text:style-name="P7">Pin <text:span text:style-name="Strong_20_Emphasis">Firefox</text:span> to the dock if it isn’t already.</text:p>
        </text:list-item>
        <text:list-item>
          <text:p text:style-name="P7">Open the <text:span text:style-name="Strong_20_Emphasis">Files</text:span> app from the dock.</text:p>
        </text:list-item>
        <text:list-item>
          <text:p text:style-name="P7">Unpin an app <text:span text:style-name="T3">you</text:span> <text:span text:style-name="T3">don’</text:span>t use often.</text:p>
        </text:list-item>
      </text:list>
      <text:p text:style-name="Horizontal_20_Line"/>
      <text:h text:style-name="Heading_20_2" text:outline-level="2"><text:span text:style-name="Strong_20_Emphasis">4. Activities Overview</text:span> 🌀</text:h>
      <text:p text:style-name="Text_20_body">The <text:span text:style-name="Strong_20_Emphasis">Activities Overview</text:span> helps you <text:span text:style-name="Strong_20_Emphasis">manage windows, search apps, and switch workspaces</text:span>.</text:p>
      <text:h text:style-name="Heading_20_3" text:outline-level="3"><text:span text:style-name="Strong_20_Emphasis">How to Open It</text:span></text:h>
      <text:list text:style-name="L7">
        <text:list-item>
          <text:p text:style-name="P8">Click <text:span text:style-name="Strong_20_Emphasis">Activities</text:span> in the top-left corner.</text:p>
        </text:list-item>
        <text:list-item>
          <text:p text:style-name="P8">OR press the <text:span text:style-name="Strong_20_Emphasis">Super key</text:span> (Windows key).</text:p>
        </text:list-item>
      </text:list>
      <text:h text:style-name="Heading_20_3" text:outline-level="3"><text:span text:style-name="Strong_20_Emphasis">Inside Activities Overview</text:span></text:h>
      <text:list text:style-name="L8">
        <text:list-item>
          <text:p text:style-name="P9"><text:span text:style-name="Strong_20_Emphasis">Search Bar</text:span> → Quickly find apps and files.</text:p>
        </text:list-item>
        <text:list-item>
          <text:p text:style-name="P9"><text:span text:style-name="Strong_20_Emphasis">App Grid</text:span> → Shows installed applications.</text:p>
        </text:list-item>
        <text:list-item>
          <text:p text:style-name="P9"><text:span text:style-name="Strong_20_Emphasis">Workspaces</text:span> → Virtual desktops for organizing open apps.</text:p>
        </text:list-item>
      </text:list>
      <text:p text:style-name="Text_20_body"><text:span text:style-name="Strong_20_Emphasis">Practice</text:span> 🎯</text:p>
      <text:list text:style-name="L9">
        <text:list-item>
          <text:p text:style-name="P10">Press the <text:span text:style-name="Strong_20_Emphasis">Super key</text:span>.</text:p>
        </text:list-item>
        <text:list-item>
          <text:p text:style-name="P10">Type <text:span text:style-name="Strong_20_Emphasis">“Settings”</text:span> and open the Settings app.</text:p>
        </text:list-item>
        <text:list-item>
          <text:p text:style-name="P10">Open multiple apps, then switch between <text:span text:style-name="Strong_20_Emphasis">workspaces</text:span>.</text:p>
        </text:list-item>
      </text:list>
      <text:p text:style-name="Horizontal_20_Line"/>
      <text:h text:style-name="Heading_20_2" text:outline-level="2"><text:span text:style-name="Strong_20_Emphasis">5. File Management</text:span> 📂</text:h>
      <text:p text:style-name="Text_20_body">Ubuntu uses the <text:span text:style-name="Strong_20_Emphasis">Nautilus</text:span> file manager, called <text:span text:style-name="Strong_20_Emphasis">Files</text:span> in the menu.</text:p>
      <text:h text:style-name="Heading_20_3" text:outline-level="3"><text:span text:style-name="Strong_20_Emphasis">Key Features</text:span></text:h>
      <text:list text:style-name="L10">
        <text:list-item>
          <text:p text:style-name="P11"><text:span text:style-name="Strong_20_Emphasis">Home Folder</text:span> → <text:span text:style-name="T4">Your</text:span> personal space (<text:span text:style-name="Source_20_Text">/home/toan</text:span>).</text:p>
        </text:list-item>
        <text:list-item>
          <text:p text:style-name="P11"><text:span text:style-name="Strong_20_Emphasis">Bookmarks</text:span> → Quick access to important folders.</text:p>
        </text:list-item>
        <text:list-item>
          <text:p text:style-name="P11"><text:span text:style-name="Strong_20_Emphasis">Search Bar</text:span> → Find files quickly.</text:p>
        </text:list-item>
        <text:list-item>
          <text:p text:style-name="P11"><text:span text:style-name="Strong_20_Emphasis">Right-Click Menu</text:span> → Create folders, rename files, compress, etc.</text:p>
        </text:list-item>
      </text:list>
      <text:h text:style-name="Heading_20_3" text:outline-level="3"><text:soft-page-break/><text:span text:style-name="Strong_20_Emphasis">Keyboard Shortcut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Shortcut</text:p>
            </table:table-cell>
          </table:table-row>
        </table:table-header-rows>
        <table:table-row>
          <table:table-cell table:style-name="Table1.A1" office:value-type="string">
            <text:p text:style-name="Table_20_Contents">Open new tab</text:p>
          </table:table-cell>
          <table:table-cell table:style-name="Table1.A1" office:value-type="string">
            <text:p text:style-name="Table_20_Contents"><text:span text:style-name="Source_20_Text">Ctrl + T</text:span></text:p>
          </table:table-cell>
        </table:table-row>
        <table:table-row>
          <table:table-cell table:style-name="Table1.A1" office:value-type="string">
            <text:p text:style-name="Table_20_Contents">New folder</text:p>
          </table:table-cell>
          <table:table-cell table:style-name="Table1.A1" office:value-type="string">
            <text:p text:style-name="Table_20_Contents"><text:span text:style-name="Source_20_Text">Ctrl + Shift + N</text:span></text:p>
          </table:table-cell>
        </table:table-row>
        <table:table-row>
          <table:table-cell table:style-name="Table1.A1" office:value-type="string">
            <text:p text:style-name="Table_20_Contents">Rename file</text:p>
          </table:table-cell>
          <table:table-cell table:style-name="Table1.A1" office:value-type="string">
            <text:p text:style-name="Table_20_Contents"><text:span text:style-name="Source_20_Text">F2</text:span></text:p>
          </table:table-cell>
        </table:table-row>
        <table:table-row>
          <table:table-cell table:style-name="Table1.A1" office:value-type="string">
            <text:p text:style-name="Table_20_Contents">Search files</text:p>
          </table:table-cell>
          <table:table-cell table:style-name="Table1.A1" office:value-type="string">
            <text:p text:style-name="Table_20_Contents"><text:span text:style-name="Source_20_Text">Ctrl + F</text:span></text:p>
          </table:table-cell>
        </table:table-row>
        <table:table-row>
          <table:table-cell table:style-name="Table1.A1" office:value-type="string">
            <text:p text:style-name="Table_20_Contents">Show hidden files</text:p>
          </table:table-cell>
          <table:table-cell table:style-name="Table1.A1" office:value-type="string">
            <text:p text:style-name="Table_20_Contents"><text:span text:style-name="Source_20_Text">Ctrl + H</text:span></text:p>
          </table:table-cell>
        </table:table-row>
      </table:table>
      <text:p text:style-name="Standard"/>
      <text:p text:style-name="Text_20_body"><text:span text:style-name="Strong_20_Emphasis">Practice</text:span> 🎯</text:p>
      <text:list text:style-name="L11">
        <text:list-item>
          <text:p text:style-name="P12">Open <text:span text:style-name="Strong_20_Emphasis">Files</text:span> from the dock.</text:p>
        </text:list-item>
        <text:list-item>
          <text:p text:style-name="P12">Create a folder named <text:span text:style-name="Source_20_Text">Toan_Practice</text:span>.</text:p>
        </text:list-item>
        <text:list-item>
          <text:p text:style-name="P12">Inside it, create a subfolder called <text:span text:style-name="Source_20_Text">Pictures</text:span>.</text:p>
        </text:list-item>
        <text:list-item>
          <text:p text:style-name="P12">Toggle <text:span text:style-name="Strong_20_Emphasis">hidden files</text:span> on and off using <text:span text:style-name="Source_20_Text">Ctrl + H</text:span>.</text:p>
        </text:list-item>
      </text:list>
      <text:h text:style-name="Heading_20_2" text:outline-level="2"><text:span text:style-name="Strong_20_Emphasis">6. Settings &amp; Personalization</text:span> ⚙️</text:h>
      <text:p text:style-name="Text_20_body">Ubuntu lets Toan <text:span text:style-name="Strong_20_Emphasis">customize</text:span> the desktop to make it his own.</text:p>
      <text:h text:style-name="Heading_20_3" text:outline-level="3"><text:span text:style-name="Strong_20_Emphasis">Open Settings</text:span></text:h>
      <text:list text:style-name="L12">
        <text:list-item>
          <text:p text:style-name="P13">From the <text:span text:style-name="Strong_20_Emphasis">dock</text:span> OR <text:span text:style-name="Strong_20_Emphasis">Activities Overview</text:span> → search <text:span text:style-name="Strong_20_Emphasis">Settings</text:span>.</text:p>
        </text:list-item>
      </text:list>
      <text:h text:style-name="Heading_20_3" text:outline-level="3"><text:span text:style-name="Strong_20_Emphasis">Things To Explore</text:span></text:h>
      <text:list text:style-name="L13">
        <text:list-item>
          <text:p text:style-name="P14"><text:span text:style-name="Strong_20_Emphasis">Appearance</text:span></text:p>
          <text:list>
            <text:list-item>
              <text:p text:style-name="P14">Change wallpaper.</text:p>
            </text:list-item>
            <text:list-item>
              <text:p text:style-name="P14">Switch between <text:span text:style-name="Strong_20_Emphasis">light</text:span> and <text:span text:style-name="Strong_20_Emphasis">dark</text:span> themes.</text:p>
            </text:list-item>
          </text:list>
        </text:list-item>
        <text:list-item>
          <text:p text:style-name="P14"><text:span text:style-name="Strong_20_Emphasis">Dock Settings</text:span></text:p>
          <text:list>
            <text:list-item>
              <text:p text:style-name="P14">Move the dock to <text:span text:style-name="Strong_20_Emphasis">left</text:span>, <text:span text:style-name="Strong_20_Emphasis">bottom</text:span>, or <text:span text:style-name="Strong_20_Emphasis">right</text:span>.</text:p>
            </text:list-item>
            <text:list-item>
              <text:p text:style-name="P14">Change icon size.</text:p>
            </text:list-item>
          </text:list>
        </text:list-item>
        <text:list-item>
          <text:p text:style-name="P14"><text:span text:style-name="Strong_20_Emphasis">Users</text:span></text:p>
          <text:list>
            <text:list-item>
              <text:p text:style-name="P14">Add or remove users.</text:p>
            </text:list-item>
          </text:list>
        </text:list-item>
        <text:list-item>
          <text:p text:style-name="P14"><text:span text:style-name="Strong_20_Emphasis">Power</text:span></text:p>
          <text:list>
            <text:list-item>
              <text:p text:style-name="P14">Adjust screen brightness and suspend behavior.</text:p>
            </text:list-item>
          </text:list>
        </text:list-item>
      </text:list>
      <text:p text:style-name="Text_20_body"><text:span text:style-name="Strong_20_Emphasis">Practice</text:span> 🎯</text:p>
      <text:list text:style-name="L14">
        <text:list-item>
          <text:p text:style-name="P15">Change the wallpaper to something Toan likes.</text:p>
        </text:list-item>
        <text:list-item>
          <text:p text:style-name="P15">Switch the dock to the <text:span text:style-name="Strong_20_Emphasis">bottom</text:span>.</text:p>
        </text:list-item>
        <text:list-item>
          <text:p text:style-name="P15">Set the desktop to <text:span text:style-name="Strong_20_Emphasis">Dark Mode</text:span>.</text:p>
        </text:list-item>
      </text:list>
      <text:p text:style-name="Standard"/>
      <text:h text:style-name="P1" text:outline-level="2"><text:span text:style-name="Strong_20_Emphasis">7. Managing Applications</text:span> 📦</text:h>
      <text:p text:style-name="Text_20_body">Ubuntu makes it easy to <text:span text:style-name="Strong_20_Emphasis">install, remove, and update</text:span> apps without using the terminal.</text:p>
      <text:h text:style-name="Heading_20_3" text:outline-level="3"><text:span text:style-name="Strong_20_Emphasis">Ubuntu Software App</text:span></text:h>
      <text:list text:style-name="L15">
        <text:list-item>
          <text:p text:style-name="P16">Find it in the dock or Activities Overview.</text:p>
        </text:list-item>
        <text:list-item>
          <text:p text:style-name="P16">Browse categories: <text:span text:style-name="Strong_20_Emphasis">Productivity, Games, Utilities</text:span>.</text:p>
        </text:list-item>
        <text:list-item>
          <text:p text:style-name="P16">Search apps by name.</text:p>
        </text:list-item>
        <text:list-item>
          <text:p text:style-name="P16">Click <text:span text:style-name="Strong_20_Emphasis">Install</text:span> or <text:span text:style-name="Strong_20_Emphasis">Remove</text:span>.</text:p>
        </text:list-item>
      </text:list>
      <text:p text:style-name="Text_20_body"><text:span text:style-name="Strong_20_Emphasis">Examples to Try</text:span></text:p>
      <text:list text:style-name="L16">
        <text:list-item>
          <text:p text:style-name="P17"><text:span text:style-name="Strong_20_Emphasis">GIMP</text:span> → Image editing.</text:p>
        </text:list-item>
        <text:list-item>
          <text:p text:style-name="P17"><text:span text:style-name="Strong_20_Emphasis">VLC</text:span> → Video player.</text:p>
        </text:list-item>
        <text:list-item>
          <text:p text:style-name="P17"><text:span text:style-name="Strong_20_Emphasis">GNOME Tweaks</text:span> → More customization options.</text:p>
        </text:list-item>
      </text:list>
      <text:p text:style-name="Text_20_body"><text:span text:style-name="Strong_20_Emphasis">Practice</text:span> 🎯</text:p>
      <text:list text:style-name="L17">
        <text:list-item>
          <text:p text:style-name="P18">Open <text:span text:style-name="Strong_20_Emphasis">Ubuntu Software</text:span>.</text:p>
        </text:list-item>
        <text:list-item>
          <text:p text:style-name="P18">Search for <text:span text:style-name="Strong_20_Emphasis">VLC</text:span> and install it.</text:p>
        </text:list-item>
        <text:list-item>
          <text:p text:style-name="P18">Launch VLC from the dock.</text:p>
        </text:list-item>
      </text:list>
      <text:h text:style-name="Heading_20_2" text:outline-level="2"><text:span text:style-name="Strong_20_Emphasis">8. Notifications &amp; Calendar</text:span> 🔔</text:h>
      <text:p text:style-name="Text_20_body">Ubuntu has a <text:span text:style-name="Strong_20_Emphasis">notification center</text:span> integrated into the top bar.</text:p>
      <text:list text:style-name="L18">
        <text:list-item>
          <text:p text:style-name="P19">Click <text:span text:style-name="Strong_20_Emphasis">Date &amp; Time</text:span> → Opens <text:span text:style-name="Strong_20_Emphasis">calendar + notifications</text:span>.</text:p>
        </text:list-item>
        <text:list-item>
          <text:p text:style-name="P19">Missed notifications appear here.</text:p>
        </text:list-item>
        <text:list-item>
          <text:p text:style-name="P19">Some apps (like email, messaging, or music players) send notifications directly.</text:p>
        </text:list-item>
      </text:list>
      <text:p text:style-name="Text_20_body"><text:span text:style-name="Strong_20_Emphasis">Practice</text:span> 🎯</text:p>
      <text:list text:style-name="L19">
        <text:list-item>
          <text:p text:style-name="P20">Open Firefox → Visit a site like <text:span text:style-name="Strong_20_Emphasis">calendar.google.com</text:span>.</text:p>
        </text:list-item>
        <text:list-item>
          <text:p text:style-name="P20">Enable notifications → Check if Ubuntu shows them.</text:p>
        </text:list-item>
      </text:list>
      <text:h text:style-name="Heading_20_2" text:outline-level="2"><text:span text:style-name="Strong_20_Emphasis"/></text:h>
      <text:h text:style-name="P1" text:outline-level="2"><text:span text:style-name="Strong_20_Emphasis">9. Shortcuts &amp; Productivity Boost</text:span> ⌨️</text:h>
      <text:p text:style-name="Text_20_body">Learning <text:span text:style-name="Strong_20_Emphasis">keyboard shortcuts</text:span> makes <text:span text:style-name="T5">you</text:span> much faster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Action</text:p>
            </table:table-cell>
            <table:table-cell table:style-name="Table2.A1" office:value-type="string">
              <text:p text:style-name="Table_20_Heading">Shortcut</text:p>
            </table:table-cell>
          </table:table-row>
        </table:table-header-rows>
        <table:table-row>
          <table:table-cell table:style-name="Table2.A1" office:value-type="string">
            <text:p text:style-name="Table_20_Contents">Open Activities</text:p>
          </table:table-cell>
          <table:table-cell table:style-name="Table2.A1" office:value-type="string">
            <text:p text:style-name="Table_20_Contents"><text:span text:style-name="Source_20_Text">Super</text:span></text:p>
          </table:table-cell>
        </table:table-row>
        <table:table-row>
          <table:table-cell table:style-name="Table2.A1" office:value-type="string">
            <text:p text:style-name="Table_20_Contents">Switch windows</text:p>
          </table:table-cell>
          <table:table-cell table:style-name="Table2.A1" office:value-type="string">
            <text:p text:style-name="Table_20_Contents"><text:span text:style-name="Source_20_Text">Alt + Tab</text:span></text:p>
          </table:table-cell>
        </table:table-row>
        <table:table-row>
          <table:table-cell table:style-name="Table2.A1" office:value-type="string">
            <text:p text:style-name="Table_20_Contents">Close window</text:p>
          </table:table-cell>
          <table:table-cell table:style-name="Table2.A1" office:value-type="string">
            <text:p text:style-name="Table_20_Contents"><text:span text:style-name="Source_20_Text">Ctrl + Q</text:span></text:p>
          </table:table-cell>
        </table:table-row>
        <table:table-row>
          <table:table-cell table:style-name="Table2.A1" office:value-type="string">
            <text:p text:style-name="Table_20_Contents">Take screenshot</text:p>
          </table:table-cell>
          <table:table-cell table:style-name="Table2.A1" office:value-type="string">
            <text:p text:style-name="Table_20_Contents"><text:span text:style-name="Source_20_Text">PrtSc</text:span> or <text:span text:style-name="Source_20_Text">Shift + PrtSc</text:span></text:p>
          </table:table-cell>
        </table:table-row>
        <table:table-row>
          <table:table-cell table:style-name="Table2.A1" office:value-type="string">
            <text:p text:style-name="Table_20_Contents">Lock screen</text:p>
          </table:table-cell>
          <table:table-cell table:style-name="Table2.A1" office:value-type="string">
            <text:p text:style-name="Table_20_Contents"><text:span text:style-name="Source_20_Text">Super + L</text:span></text:p>
          </table:table-cell>
        </table:table-row>
        <table:table-row>
          <table:table-cell table:style-name="Table2.A1" office:value-type="string">
            <text:p text:style-name="Table_20_Contents">Open terminal</text:p>
          </table:table-cell>
          <table:table-cell table:style-name="Table2.A1" office:value-type="string">
            <text:p text:style-name="Table_20_Contents"><text:span text:style-name="Source_20_Text">Ctrl + Alt + T</text:span></text:p>
          </table:table-cell>
        </table:table-row>
      </table:table>
      <text:p text:style-name="Standard"/>
      <text:h text:style-name="Heading_20_2" text:outline-level="2"><text:span text:style-name="Strong_20_Emphasis">10. Hands-On Mini Project</text:span> 🧑‍💻</text:h>
      <text:p text:style-name="Text_20_body"><text:span text:style-name="Strong_20_Emphasis">Goal:</text:span> Customize Toan’s Ubuntu Desktop.</text:p>
      <text:h text:style-name="Heading_20_3" text:outline-level="3"><text:span text:style-name="Strong_20_Emphasis">Tasks</text:span></text:h>
      <text:list text:style-name="L20">
        <text:list-item>
          <text:p text:style-name="P21">Change wallpaper.</text:p>
        </text:list-item>
        <text:list-item>
          <text:p text:style-name="P21">Switch theme to <text:span text:style-name="Strong_20_Emphasis">dark mode</text:span>.</text:p>
        </text:list-item>
        <text:list-item>
          <text:p text:style-name="P21">Move dock to the <text:span text:style-name="Strong_20_Emphasis">bottom</text:span>.</text:p>
        </text:list-item>
        <text:list-item>
          <text:p text:style-name="P21">Pin Toan’s favorite apps (e.g., Firefox, Files, Settings).</text:p>
        </text:list-item>
        <text:list-item>
          <text:p text:style-name="P21">Create a folder called <text:span text:style-name="Source_20_Text">Toan_Projects</text:span> on the desktop.</text:p>
        </text:list-item>
        <text:list-item>
          <text:p text:style-name="P21">Install <text:span text:style-name="Strong_20_Emphasis">GIMP</text:span> using Ubuntu Software.</text:p>
        </text:list-item>
      </text:list>
      <text:h text:style-name="Heading_20_2" text:outline-level="2"><text:span text:style-name="Strong_20_Emphasis">11. Quick Quiz</text:span> 📝</text:h>
      <text:list text:style-name="L21">
        <text:list-item>
          <text:p text:style-name="P22">What does the <text:span text:style-name="Strong_20_Emphasis">Dock</text:span> do?</text:p>
        </text:list-item>
        <text:list-item>
          <text:p text:style-name="P22">How do you open the <text:span text:style-name="Strong_20_Emphasis">Activities Overview</text:span>?</text:p>
        </text:list-item>
        <text:list-item>
          <text:p text:style-name="P22">Where can you change your wallpaper?</text:p>
        </text:list-item>
        <text:list-item>
          <text:p text:style-name="P22">Which app do you use to install software on Ubuntu Desktop?</text:p>
        </text:list-item>
        <text:list-item>
          <text:p text:style-name="P22">What’s the shortcut to lock your screen?</text:p>
        </text:list-item>
      </text:list>
      <text:h text:style-name="Heading_20_2" text:outline-level="2"><text:span text:style-name="Strong_20_Emphasis"/></text:h>
      <text:h text:style-name="P1" text:outline-level="2"><text:span text:style-name="Strong_20_Emphasis">12. Homework</text:span> 🎒</text:h>
      <text:list text:style-name="L22">
        <text:list-item>
          <text:p text:style-name="P23">Pin at least <text:span text:style-name="Strong_20_Emphasis">3 apps</text:span> to the dock.</text:p>
        </text:list-item>
        <text:list-item>
          <text:p text:style-name="P23">Install one <text:span text:style-name="Strong_20_Emphasis">fun app</text:span> from Ubuntu Software.</text:p>
        </text:list-item>
        <text:list-item>
          <text:p text:style-name="P23">Write a list of <text:span text:style-name="Strong_20_Emphasis">5 shortcuts</text:span> you learned today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03:56:07.157310545</meta:creation-date>
    <dc:date>2025-08-22T04:06:46.531181869</dc:date>
    <meta:editing-duration>PT10M34S</meta:editing-duration>
    <meta:editing-cycles>13</meta:editing-cycles>
    <meta:generator>LibreOffice/24.2.6.2$Linux_X86_64 LibreOffice_project/ef66aa7e36a1bb8e65bfbc63aba53045a14d0871</meta:generator>
    <meta:document-statistic meta:table-count="2" meta:image-count="0" meta:object-count="0" meta:page-count="6" meta:paragraph-count="147" meta:word-count="854" meta:character-count="4580" meta:non-whitespace-character-count="3952"/>
  </office:meta>
</office:document-meta>
</file>